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 needed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Qty to ord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Order Code</text:p>
          </table:table-cell>
          <table:table-cell table:style-name="Default" office:value-type="string" calcext:value-type="string">
            <text:p>Price Each</text:p>
          </table:table-cell>
          <table:table-cell table:style-name="Default" office:value-type="string" calcext:value-type="string">
            <text:p>Price Total</text:p>
          </table:table-cell>
        </table:table-row>
        <table:table-row table:style-name="ro1">
          <table:table-cell office:value-type="string" calcext:value-type="string">
            <text:p>BAT54S Shottkey dio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rnell</text:p>
          </table:table-cell>
          <table:table-cell office:value-type="float" office:value="1612328" calcext:value-type="float">
            <text:p>1612328</text:p>
          </table:table-cell>
          <table:table-cell office:value-type="currency" office:currency="GBP" office:value="0.0691" calcext:value-type="currency">
            <text:p>£0.07</text:p>
          </table:table-cell>
          <table:table-cell table:formula="of:=[.G2]*[.D2]" office:value-type="currency" office:currency="GBP" office:value="1.7275" calcext:value-type="currency">
            <text:p>£1.73</text:p>
          </table:table-cell>
        </table:table-row>
        <table:table-row table:style-name="ro1">
          <table:table-cell office:value-type="string" calcext:value-type="string">
            <text:p>68Ohm 3W resis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1738673" calcext:value-type="float">
            <text:p>1738673</text:p>
          </table:table-cell>
          <table:table-cell office:value-type="currency" office:currency="GBP" office:value="0.178" calcext:value-type="currency">
            <text:p>£0.18</text:p>
          </table:table-cell>
          <table:table-cell table:formula="of:=[.G3]*[.D3]" office:value-type="currency" office:currency="GBP" office:value="0.89" calcext:value-type="currency">
            <text:p>£0.89</text:p>
          </table:table-cell>
        </table:table-row>
        <table:table-row table:style-name="ro1">
          <table:table-cell office:value-type="string" calcext:value-type="string">
            <text:p>74LVC1G17W5-7 Schmitt trig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1893835" calcext:value-type="float">
            <text:p>1893835</text:p>
          </table:table-cell>
          <table:table-cell office:value-type="currency" office:currency="GBP" office:value="0.26" calcext:value-type="currency">
            <text:p>£0.26</text:p>
          </table:table-cell>
          <table:table-cell table:formula="of:=[.G4]*[.D4]" office:value-type="currency" office:currency="GBP" office:value="2.6" calcext:value-type="currency">
            <text:p>£2.60</text:p>
          </table:table-cell>
        </table:table-row>
        <table:table-row table:style-name="ro1">
          <table:table-cell office:value-type="string" calcext:value-type="string">
            <text:p>1mH Induc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2457854" calcext:value-type="float">
            <text:p>2457854</text:p>
          </table:table-cell>
          <table:table-cell office:value-type="currency" office:currency="GBP" office:value="0.482" calcext:value-type="currency">
            <text:p>£0.48</text:p>
          </table:table-cell>
          <table:table-cell table:formula="of:=[.G5]*[.D5]" office:value-type="currency" office:currency="GBP" office:value="2.41" calcext:value-type="currency">
            <text:p>£2.41</text:p>
          </table:table-cell>
        </table:table-row>
        <table:table-row table:style-name="ro1">
          <table:table-cell office:value-type="string" calcext:value-type="string">
            <text:p>10mF C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2346513" calcext:value-type="float">
            <text:p>2346513</text:p>
          </table:table-cell>
          <table:table-cell office:value-type="currency" office:currency="GBP" office:value="1.88" calcext:value-type="currency">
            <text:p>£1.88</text:p>
          </table:table-cell>
          <table:table-cell table:formula="of:=[.G6]*[.D6]" office:value-type="currency" office:currency="GBP" office:value="5.64" calcext:value-type="currency">
            <text:p>£5.64</text:p>
          </table:table-cell>
        </table:table-row>
        <table:table-row table:style-name="ro1">
          <table:table-cell office:value-type="string" calcext:value-type="string">
            <text:p>LMH6639 op-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1312810" calcext:value-type="float">
            <text:p>1312810</text:p>
          </table:table-cell>
          <table:table-cell office:value-type="currency" office:currency="GBP" office:value="1.25" calcext:value-type="currency">
            <text:p>£1.25</text:p>
          </table:table-cell>
          <table:table-cell table:formula="of:=[.G7]*[.D7]" office:value-type="currency" office:currency="GBP" office:value="6.25" calcext:value-type="currency">
            <text:p>£6.25</text:p>
          </table:table-cell>
        </table:table-row>
        <table:table-row table:style-name="ro1">
          <table:table-cell office:value-type="string" calcext:value-type="string">
            <text:p>LM7372 op-a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1286929" calcext:value-type="float">
            <text:p>1286929</text:p>
          </table:table-cell>
          <table:table-cell office:value-type="currency" office:currency="GBP" office:value="5.44" calcext:value-type="currency">
            <text:p>£5.44</text:p>
          </table:table-cell>
          <table:table-cell table:formula="of:=[.G8]*[.D8]" office:value-type="currency" office:currency="GBP" office:value="16.32" calcext:value-type="currency">
            <text:p>£16.32</text:p>
          </table:table-cell>
        </table:table-row>
        <table:table-row table:style-name="ro1">
          <table:table-cell office:value-type="string" calcext:value-type="string">
            <text:p>SOT-23 adap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nell</text:p>
          </table:table-cell>
          <table:table-cell office:value-type="float" office:value="2474683" calcext:value-type="float">
            <text:p>2474683</text:p>
          </table:table-cell>
          <table:table-cell office:value-type="currency" office:currency="GBP" office:value="1.62" calcext:value-type="currency">
            <text:p>£1.62</text:p>
          </table:table-cell>
          <table:table-cell table:formula="of:=[.G9]*[.D9]" office:value-type="currency" office:currency="GBP" office:value="11.34" calcext:value-type="currency">
            <text:p>£11.34</text:p>
          </table:table-cell>
        </table:table-row>
        <table:table-row table:style-name="ro1">
          <table:table-cell office:value-type="string" calcext:value-type="string">
            <text:p>SOIC adap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2476033" calcext:value-type="float">
            <text:p>2476033</text:p>
          </table:table-cell>
          <table:table-cell office:value-type="currency" office:currency="GBP" office:value="2.05" calcext:value-type="currency">
            <text:p>£2.05</text:p>
          </table:table-cell>
          <table:table-cell table:formula="of:=[.G10]*[.D10]" office:value-type="currency" office:currency="GBP" office:value="6.15" calcext:value-type="currency">
            <text:p>£6.15</text:p>
          </table:table-cell>
        </table:table-row>
        <table:table-row table:style-name="ro1">
          <table:table-cell office:value-type="string" calcext:value-type="string">
            <text:p>Matrixbo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2762514" calcext:value-type="float">
            <text:p>2762514</text:p>
          </table:table-cell>
          <table:table-cell office:value-type="currency" office:currency="GBP" office:value="2.58" calcext:value-type="currency">
            <text:p>£2.58</text:p>
          </table:table-cell>
          <table:table-cell table:formula="of:=[.G11]*[.D11]" office:value-type="currency" office:currency="GBP" office:value="2.58" calcext:value-type="currency">
            <text:p>£2.58</text:p>
          </table:table-cell>
        </table:table-row>
        <table:table-row table:style-name="ro1">
          <table:table-cell office:value-type="string" calcext:value-type="string">
            <text:p>Matrixbo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2474675" calcext:value-type="float">
            <text:p>2474675</text:p>
          </table:table-cell>
          <table:table-cell office:value-type="currency" office:currency="GBP" office:value="3.43" calcext:value-type="currency">
            <text:p>£3.43</text:p>
          </table:table-cell>
          <table:table-cell table:formula="of:=[.G12]*[.D12]" office:value-type="currency" office:currency="GBP" office:value="3.43" calcext:value-type="currency">
            <text:p>£3.4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SUM([.H2:.H12])" office:value-type="currency" office:currency="GBP" office:value="59.3375" calcext:value-type="currency">
            <text:p>£59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5:38:53.577107085</meta:creation-date>
    <dc:date>2017-08-04T16:40:14.197804055</dc:date>
    <meta:editing-duration>PT10M30S</meta:editing-duration>
    <meta:editing-cycles>3</meta:editing-cycles>
    <meta:generator>LibreOffice/5.3.4.2$Linux_X86_64 LibreOffice_project/30m0$Build-2</meta:generator>
    <meta:document-statistic meta:table-count="1" meta:cell-count="98" meta:object-count="0"/>
  </office:meta>
</office:document-meta>
</file>